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5cm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stroke="none" svg:stroke-color="#000000" draw:fill="none" draw:fill-color="#ffffff" fo:min-height="1.25cm"/>
    </style:style>
    <style:style style:name="gr5" style:family="graphic" style:parent-style-name="standard">
      <style:graphic-properties draw:stroke="none" svg:stroke-color="#000000" draw:fill="none" draw:fill-color="#ffffff" fo:min-height="1.45cm"/>
    </style:style>
    <style:style style:name="gr6" style:family="graphic" style:parent-style-name="standard">
      <style:graphic-properties draw:stroke="none" svg:stroke-color="#000000" draw:fill="none" draw:fill-color="#ffffff" fo:min-height="1.6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3" style:family="graphic" style:parent-style-name="standard">
      <style:graphic-properties draw:stroke="dash" draw:stroke-dash="Fine_20_Dashed"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666666" fo:font-size="14pt" fo:font-style="italic" style:font-size-asian="18pt" style:font-size-complex="18pt"/>
    </style:style>
    <style:style style:name="P6" style:family="paragraph">
      <loext:graphic-properties draw:fill="none" draw:fill-color="#ffffff"/>
      <style:text-properties fo:color="#666666" fo:font-size="14pt" fo:font-style="italic" style:font-size-asian="18pt" style:font-size-complex="18pt"/>
    </style:style>
    <style:style style:name="T1" style:family="text">
      <style:text-properties fo:color="#666666" fo:font-size="14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7.7cm" svg:height="0.962cm" svg:x="3.4cm" svg:y="15.138cm">
          <draw:text-box>
            <text:p text:style-name="P1">Wandscherben</text:p>
          </draw:text-box>
        </draw:frame>
        <draw:frame draw:style-name="gr2" draw:text-style-name="P3" draw:layer="layout" svg:width="7.1cm" svg:height="1.673cm" svg:x="24.2cm" svg:y="9.6cm">
          <draw:text-box>
            <text:p>Anzahl </text:p>
            <text:p>min.1 </text:p>
          </draw:text-box>
        </draw:frame>
        <draw:frame draw:style-name="gr3" draw:text-style-name="P3" draw:layer="layout" svg:width="5.9cm" svg:height="1.673cm" svg:x="3.8cm" svg:y="7.8cm">
          <draw:text-box>
            <text:p>Fundnummern</text:p>
          </draw:text-box>
        </draw:frame>
        <draw:frame draw:style-name="gr4" draw:text-style-name="P3" draw:layer="layout" svg:width="5.4cm" svg:height="1.5cm" svg:x="3.7cm" svg:y="5.1cm">
          <draw:text-box>
            <text:p>Befundnummer</text:p>
          </draw:text-box>
        </draw:frame>
        <draw:frame draw:style-name="gr5" draw:text-style-name="P3" draw:layer="layout" svg:width="7.4cm" svg:height="1.7cm" svg:x="21.1cm" svg:y="5.3cm">
          <draw:text-box>
            <text:p>Fundplatz</text:p>
          </draw:text-box>
        </draw:frame>
        <draw:frame draw:style-name="gr3" draw:text-style-name="P3" draw:layer="layout" svg:width="7.4cm" svg:height="1.673cm" svg:x="13cm" svg:y="7.927cm">
          <draw:text-box>
            <text:p>Maßnahme/Kampagne / Ereignis</text:p>
          </draw:text-box>
        </draw:frame>
        <draw:frame draw:style-name="gr6" draw:text-style-name="P3" draw:layer="layout" svg:width="7.2cm" svg:height="1.9cm" svg:x="21cm" svg:y="2.1cm">
          <draw:text-box>
            <text:p>Koordinaten</text:p>
          </draw:text-box>
        </draw:frame>
        <draw:line draw:style-name="gr7" draw:text-style-name="P4" draw:layer="layout" svg:x1="22.9cm" svg:y1="5.2cm" svg:x2="22.9cm" svg:y2="3.1cm">
          <text:p/>
        </draw:line>
        <draw:line draw:style-name="gr7" draw:text-style-name="P4" draw:layer="layout" svg:x1="19.1cm" svg:y1="7.7cm" svg:x2="21cm" svg:y2="5.9cm">
          <text:p/>
        </draw:line>
        <draw:line draw:style-name="gr7" draw:text-style-name="P4" draw:layer="layout" svg:x1="8.8cm" svg:y1="8.4cm" svg:x2="12.7cm" svg:y2="8.4cm">
          <text:p/>
        </draw:line>
        <draw:frame draw:style-name="gr5" draw:text-style-name="P3" draw:layer="layout" svg:width="7.2cm" svg:height="1.7cm" svg:x="12.9cm" svg:y="2.2cm">
          <draw:text-box>
            <text:p>Gemeinde</text:p>
          </draw:text-box>
        </draw:frame>
        <draw:line draw:style-name="gr7" draw:text-style-name="P4" draw:layer="layout" svg:x1="21cm" svg:y1="2.6cm" svg:x2="16.4cm" svg:y2="2.6cm">
          <text:p/>
        </draw:line>
        <draw:frame draw:style-name="gr8" draw:text-style-name="P3" draw:layer="layout" svg:width="3.245cm" svg:height="0.962cm" svg:x="4.9cm" svg:y="2.2cm">
          <draw:text-box>
            <text:p>Landkreis</text:p>
          </draw:text-box>
        </draw:frame>
        <draw:line draw:style-name="gr7" draw:text-style-name="P4" draw:layer="layout" svg:x1="12.7cm" svg:y1="2.6cm" svg:x2="8.5cm" svg:y2="2.6cm">
          <text:p/>
        </draw:line>
        <draw:line draw:style-name="gr7" draw:text-style-name="P4" draw:layer="layout" svg:x1="12.5cm" svg:y1="8cm" svg:x2="8.5cm" svg:y2="5.8cm">
          <text:p/>
        </draw:line>
        <draw:line draw:style-name="gr7" draw:text-style-name="P4" draw:layer="layout" svg:x1="5.9cm" svg:y1="7.7cm" svg:x2="5.9cm" svg:y2="6cm">
          <text:p/>
        </draw:line>
        <draw:frame draw:style-name="gr9" draw:text-style-name="P3" draw:layer="layout" svg:width="19.4cm" svg:height="5.939cm" svg:x="6.9cm" svg:y="10.9cm">
          <draw:text-box>
            <text:p>Keramik gesamt</text:p>
            <text:p>Scherben <text:a xlink:href="http://vocab.getty.edu/page/aat/300249323" xlink:type="simple">http://vocab.getty.edu/page/aat/300249323</text:a></text:p>
            <text:p>Ganze Gefäße –&gt; no Getty </text:p>
          </draw:text-box>
        </draw:frame>
        <draw:frame draw:style-name="gr10" draw:text-style-name="P3" draw:layer="layout" svg:width="3cm" svg:height="0.962cm" svg:x="0.9cm" svg:y="11cm">
          <draw:text-box>
            <text:p>Knochen</text:p>
          </draw:text-box>
        </draw:frame>
        <draw:frame draw:style-name="gr8" draw:text-style-name="P3" draw:layer="layout" svg:width="3.639cm" svg:height="0.962cm" svg:x="2.161cm" svg:y="12.038cm">
          <draw:text-box>
            <text:p>Metall usw.</text:p>
          </draw:text-box>
        </draw:frame>
        <draw:line draw:style-name="gr7" draw:text-style-name="P4" draw:layer="layout" svg:x1="5.8cm" svg:y1="8.9cm" svg:x2="2.6cm" svg:y2="11cm">
          <text:p/>
        </draw:line>
        <draw:line draw:style-name="gr7" draw:text-style-name="P4" draw:layer="layout" svg:x1="5.9cm" svg:y1="9cm" svg:x2="4.4cm" svg:y2="12.1cm">
          <text:p/>
        </draw:line>
        <draw:line draw:style-name="gr7" draw:text-style-name="P4" draw:layer="layout" svg:x1="6.4cm" svg:y1="9cm" svg:x2="8.1cm" svg:y2="10.9cm">
          <text:p/>
        </draw:line>
        <draw:frame draw:style-name="gr8" draw:text-style-name="P3" draw:layer="layout" svg:width="10.92cm" svg:height="1.673cm" svg:x="14.983cm" svg:y="18.138cm">
          <draw:text-box>
            <text:p>Randscherben</text:p>
            <text:p><text:a xlink:href="http://vocab.getty.edu/aat/300263317" xlink:type="simple">http://vocab.getty.edu/aat/300263317</text:a></text:p>
          </draw:text-box>
        </draw:frame>
        <draw:frame draw:style-name="gr8" draw:text-style-name="P3" draw:layer="layout" svg:width="4.934cm" svg:height="0.962cm" svg:x="17.866cm" svg:y="15.138cm">
          <draw:text-box>
            <text:p>Bodenscherben</text:p>
          </draw:text-box>
        </draw:frame>
        <draw:frame draw:style-name="gr8" draw:text-style-name="P3" draw:layer="layout" svg:width="6.492cm" svg:height="0.962cm" svg:x="22.3cm" svg:y="25.338cm">
          <draw:text-box>
            <text:p>Profile/ganze Gefäße</text:p>
          </draw:text-box>
        </draw:frame>
        <draw:line draw:style-name="gr7" draw:text-style-name="P4" draw:layer="layout" svg:x1="8.2cm" svg:y1="13.4cm" svg:x2="8.2cm" svg:y2="15.2cm">
          <text:p/>
        </draw:line>
        <draw:line draw:style-name="gr7" draw:text-style-name="P4" draw:layer="layout" svg:x1="8.2cm" svg:y1="13.4cm" svg:x2="15.6cm" svg:y2="17.8cm">
          <text:p/>
        </draw:line>
        <draw:line draw:style-name="gr7" draw:text-style-name="P4" draw:layer="layout" svg:x1="8.2cm" svg:y1="13.4cm" svg:x2="19.8cm" svg:y2="15.1cm">
          <text:p/>
        </draw:line>
        <draw:frame draw:style-name="gr8" draw:text-style-name="P6" draw:layer="layout" svg:width="4.261cm" svg:height="0.802cm" draw:transform="rotate (-0.00279252680319189) translate (3.91cm 9.443cm)">
          <draw:text-box>
            <text:p text:style-name="P5"><text:span text:style-name="T1">jeweils eigene Nr</text:span></text:p>
          </draw:text-box>
        </draw:frame>
        <draw:frame draw:style-name="gr8" draw:text-style-name="P3" draw:layer="layout" svg:width="3.529cm" svg:height="0.962cm" svg:x="1.2cm" svg:y="16.7cm">
          <draw:text-box>
            <text:p>Verzierung</text:p>
          </draw:text-box>
        </draw:frame>
        <draw:frame draw:style-name="gr8" draw:text-style-name="P3" draw:layer="layout" svg:width="3.859cm" svg:height="0.962cm" svg:x="6.541cm" svg:y="18.6cm">
          <draw:text-box>
            <text:p>Wandstärke</text:p>
          </draw:text-box>
        </draw:frame>
        <draw:frame draw:style-name="gr8" draw:text-style-name="P3" draw:layer="layout" svg:width="2.902cm" svg:height="0.962cm" svg:x="4.998cm" svg:y="19.8cm">
          <draw:text-box>
            <text:p>max. cm</text:p>
          </draw:text-box>
        </draw:frame>
        <draw:frame draw:style-name="gr8" draw:text-style-name="P3" draw:layer="layout" svg:width="2.725cm" svg:height="0.962cm" svg:x="8.275cm" svg:y="19.8cm">
          <draw:text-box>
            <text:p>min. cm</text:p>
          </draw:text-box>
        </draw:frame>
        <draw:line draw:style-name="gr7" draw:text-style-name="P4" draw:layer="layout" svg:x1="8.2cm" svg:y1="19.4cm" svg:x2="7.1cm" svg:y2="20cm">
          <text:p/>
        </draw:line>
        <draw:line draw:style-name="gr7" draw:text-style-name="P4" draw:layer="layout" svg:x1="8.7cm" svg:y1="19.4cm" svg:x2="9.8cm" svg:y2="20cm">
          <text:p/>
        </draw:line>
        <draw:line draw:style-name="gr11" draw:text-style-name="P4" draw:layer="layout" svg:x1="6.4cm" svg:y1="16.1cm" svg:x2="3.9cm" svg:y2="16.8cm">
          <text:p/>
        </draw:line>
        <draw:line draw:style-name="gr11" draw:text-style-name="P4" draw:layer="layout" svg:x1="6.6cm" svg:y1="16.1cm" svg:x2="8.3cm" svg:y2="18.4cm">
          <text:p/>
        </draw:line>
        <draw:frame draw:style-name="gr8" draw:text-style-name="P3" draw:layer="layout" svg:width="1.387cm" svg:height="0.962cm" svg:x="1.4cm" svg:y="18.2cm">
          <draw:text-box>
            <text:p>GF</text:p>
          </draw:text-box>
        </draw:frame>
        <draw:frame draw:style-name="gr8" draw:text-style-name="P3" draw:layer="layout" svg:width="2.72cm" svg:height="0.962cm" svg:x="1.7cm" svg:y="19.5cm">
          <draw:text-box>
            <text:p>Leiste 1</text:p>
          </draw:text-box>
        </draw:frame>
        <draw:frame draw:style-name="gr12" draw:text-style-name="P3" draw:layer="layout" svg:width="2.191cm" svg:height="0.962cm" svg:x="1.7cm" svg:y="21.9cm">
          <draw:text-box>
            <text:p>Kerb2</text:p>
          </draw:text-box>
        </draw:frame>
        <draw:frame draw:style-name="gr8" draw:text-style-name="P3" draw:layer="layout" svg:width="1.772cm" svg:height="0.962cm" svg:x="1.8cm" svg:y="24.638cm">
          <draw:text-box>
            <text:p>usw.</text:p>
          </draw:text-box>
        </draw:frame>
        <draw:line draw:style-name="gr7" draw:text-style-name="P4" draw:layer="layout" svg:x1="2.9cm" svg:y1="17.6cm" svg:x2="2.1cm" svg:y2="18.3cm">
          <text:p/>
        </draw:line>
        <draw:line draw:style-name="gr7" draw:text-style-name="P4" draw:layer="layout" svg:x1="3.3cm" svg:y1="17.8cm" svg:x2="3.3cm" svg:y2="19.5cm">
          <text:p/>
        </draw:line>
        <draw:line draw:style-name="gr7" draw:text-style-name="P4" draw:layer="layout" svg:x1="1.3cm" svg:y1="17.4cm" svg:x2="1.3cm" svg:y2="22cm">
          <text:p/>
        </draw:line>
        <draw:line draw:style-name="gr7" draw:text-style-name="P4" draw:layer="layout" svg:x1="1.6cm" svg:y1="17.6cm" svg:x2="1.6cm" svg:y2="23.3cm">
          <text:p/>
        </draw:line>
        <draw:line draw:style-name="gr13" draw:text-style-name="P1" draw:layer="layout" svg:x1="2.6cm" svg:y1="20.4cm" svg:x2="2.6cm" svg:y2="21.9cm">
          <text:p/>
        </draw:line>
        <draw:line draw:style-name="gr13" draw:text-style-name="P1" draw:layer="layout" svg:x1="2.7cm" svg:y1="22.9cm" svg:x2="2.7cm" svg:y2="24.6cm">
          <text:p/>
        </draw:line>
        <draw:line draw:style-name="gr7" draw:text-style-name="P4" draw:layer="layout" svg:x1="9cm" svg:y1="16.1cm" svg:x2="13.3cm" svg:y2="20.9cm">
          <text:p/>
        </draw:line>
        <draw:frame draw:style-name="gr8" draw:text-style-name="P3" draw:layer="layout" svg:width="2.441cm" svg:height="0.962cm" svg:x="12.1cm" svg:y="21cm">
          <draw:text-box>
            <text:p>Zchng.</text:p>
          </draw:text-box>
        </draw:frame>
        <draw:line draw:style-name="gr7" draw:text-style-name="P4" draw:layer="layout" svg:x1="15.6cm" svg:y1="19.8cm" svg:x2="13.8cm" svg:y2="20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15:42:49.479000000</meta:creation-date>
    <dc:date>2018-09-17T17:07:40.714000000</dc:date>
    <meta:editing-duration>PT20M5S</meta:editing-duration>
    <meta:editing-cycles>4</meta:editing-cycles>
    <meta:generator>LibreOffice/5.1.6.2$Windows_x86 LibreOffice_project/07ac168c60a517dba0f0d7bc7540f5afa45f0909</meta:generator>
    <meta:document-statistic meta:object-count="50"/>
  </office:meta>
</office:document-meta>
</file>